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Untitled1" style:base-cell-address="Sheet1.B27"/>
      <style:map style:condition="cell-content()&gt;0" style:apply-style-name="Untitled2" style:base-cell-address="Sheet1.B2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Basic Ramjet Calculation Spreadshe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tants</text:p>
          </table:table-cell>
          <table:table-cell table:number-columns-repeated="3"/>
          <table:table-cell office:value-type="string" calcext:value-type="string">
            <text:p>Anticipated Mass Flow Rates (From original Repor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kg/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office:value-type="string" calcext:value-type="string">
            <text:p>Fuel</text:p>
          </table:table-cell>
          <table:table-cell office:value-type="float" office:value="0.05267" calcext:value-type="float">
            <text:p>0.05267</text:p>
          </table:table-cell>
          <table:table-cell office:value-type="string" calcext:value-type="string">
            <text:p>kg/s</text:p>
          </table:table-cell>
        </table:table-row>
        <table:table-row table:style-name="ro1">
          <table:table-cell office:value-type="string" calcext:value-type="string">
            <text:p>LCV</text:p>
          </table:table-cell>
          <table:table-cell office:value-type="float" office:value="50000000" calcext:value-type="float">
            <text:p>50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tm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m</text:p>
          </table:table-cell>
          <table:table-cell table:number-columns-repeated="2" office:value-type="float" office:value="101325" calcext:value-type="float">
            <text:p>101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7" calcext:value-type="float">
            <text:p>0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e-Stream Propert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([.B4]*[.B7]*[.B8])^0.5" office:value-type="float" office:value="347.188709493843" calcext:value-type="float">
            <text:p>347.1887094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formula="of:=[.B11]*[.B14]" office:value-type="float" office:value="486.06419329138" calcext:value-type="float">
            <text:p>486.064193291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gnation Quantities</text:p>
          </table:table-cell>
          <table:table-cell table:number-columns-repeated="2"/>
          <table:table-cell office:value-type="string" calcext:value-type="string">
            <text:p>Pressure 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</text:p>
          </table:table-cell>
          <table:table-cell table:formula="of:=[.B9]*(1+(([.B4]-1)*[.B11]^2)/2)^(([.B4])/([.B4]-1))" office:value-type="float" office:value="322443.729617908" calcext:value-type="float">
            <text:p>322443.729617908</text:p>
          </table:table-cell>
          <table:table-cell/>
          <table:table-cell table:formula="of:=[.B18]/[.B9]" office:value-type="float" office:value="3.18227218966601" calcext:value-type="float">
            <text:p>3.1822721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2</text:p>
          </table:table-cell>
          <table:table-cell table:formula="of:=[.B8]*(1+(([.B4]-1)*[.B11]^2)/2)" office:value-type="float" office:value="417.6" calcext:value-type="float">
            <text:p>417.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bustor</text:p>
          </table:table-cell>
          <table:table-cell table:number-columns-repeated="2"/>
          <table:table-cell office:value-type="string" calcext:value-type="string">
            <text:p>Combustor Static Pressure (From original report)</text:p>
          </table:table-cell>
          <table:table-cell office:value-type="string" calcext:value-type="string">
            <text:p>Ga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3</text:p>
          </table:table-cell>
          <table:table-cell table:formula="of:=(([.B6]/[.B5])*[.B10] + [.B19])/([.B10]+1)" office:value-type="float" office:value="3645.03463988469" calcext:value-type="float">
            <text:p>3645.0346398847</text:p>
          </table:table-cell>
          <table:table-cell/>
          <table:table-cell office:value-type="float" office:value="184700" calcext:value-type="float">
            <text:p>184700</text:p>
          </table:table-cell>
          <table:table-cell table:formula="of:=[.D22]-[.B9]" office:value-type="float" office:value="83375" calcext:value-type="float">
            <text:p>833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zz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4</text:p>
          </table:table-cell>
          <table:table-cell table:formula="of:=[.B22]*([.B9]/[.B18])^(([.B4]-1)/[.B4])" office:value-type="float" office:value="2618.55936773325" calcext:value-type="float">
            <text:p>2618.5593677333</text:p>
          </table:table-cell>
          <table:table-cell office:value-type="string" calcext:value-type="string">
            <text:p>a</text:p>
          </table:table-cell>
          <table:table-cell table:formula="of:=SQRT([.B4]*[.B7]*[.B25])" office:value-type="float" office:value="1025.73737084851" calcext:value-type="float">
            <text:p>1025.7373708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j</text:p>
          </table:table-cell>
          <table:table-cell table:formula="of:=(2*[.B5]*[.B22]*(1-([.B9]/[.B18])^(([.B4]-1)/[.B4])))^0.5" office:value-type="float" office:value="1436.38967450493" calcext:value-type="float">
            <text:p>1436.3896745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ific Thrust</text:p>
          </table:table-cell>
          <table:table-cell table:style-name="ce1" table:formula="of:=(1+[.B10])*[.B26]-[.B15]" office:value-type="float" office:value="1050.8727584289" calcext:value-type="float">
            <text:p>1050.8727584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dicted Thrust</text:p>
          </table:table-cell>
          <table:table-cell table:formula="of:=[.B27]*[.F4]" office:value-type="float" office:value="863.817407428556" calcext:value-type="float">
            <text:p>863.817407428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ontal Area</text:p>
          </table:table-cell>
          <table:table-cell office:value-type="float" office:value="12.56" calcext:value-type="float">
            <text:p>12.56</text:p>
          </table:table-cell>
          <table:table-cell table:number-columns-repeated="5"/>
        </table:table-row>
        <table:table-row table:style-name="ro1">
          <table:table-cell/>
          <table:table-cell table:formula="of:=[.B30]*(0.01*0.01)" office:value-type="float" office:value="0.001256" calcext:value-type="float">
            <text:p>0.001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et radius</text:p>
          </table:table-cell>
          <table:table-cell table:formula="of:=SQRT([.B31]/PI())" office:value-type="float" office:value="0.0199949297834936" calcext:value-type="float">
            <text:p>0.0199949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et diameter</text:p>
          </table:table-cell>
          <table:table-cell table:formula="of:=[.B32]*2" office:value-type="float" office:value="0.0399898595669873" calcext:value-type="float">
            <text:p>0.0399898596</text:p>
          </table:table-cell>
          <table:table-cell table:number-columns-repeated="5"/>
        </table:table-row>
        <calcext:conditional-formats>
          <calcext:conditional-format calcext:target-range-address="Sheet1.B27:Sheet1.B27">
            <calcext:condition calcext:apply-style-name="Untitled1" calcext:value="&lt;0" calcext:base-cell-address="Sheet1.B27"/>
            <calcext:condition calcext:apply-style-name="Untitled2" calcext:value="&gt;0" calcext:base-cell-address="Sheet1.B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23:41:24.6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8:50:07.084000000</meta:creation-date>
    <dc:date>2015-10-15T23:42:20.427000000</dc:date>
    <meta:editing-duration>PT6H22M50S</meta:editing-duration>
    <meta:editing-cycles>8</meta:editing-cycles>
    <meta:generator>LibreOffice/5.0.2.2$Windows_x86 LibreOffice_project/37b43f919e4de5eeaca9b9755ed688758a8251fe</meta:generator>
    <meta:document-statistic meta:table-count="1" meta:cell-count="63" meta:object-count="0"/>
  </office:meta>
</office:document-meta>
</file>